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27cm" svg:x="2.27cm" svg:y="2.27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8.62cm" svg:y="2.27cm">
          <text:p text:style-name="P1">Ответ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2.905cm" svg:x2="8.62cm" svg:y2="2.905cm">
          <text:p/>
        </draw:line>
        <draw:custom-shape draw:style-name="gr1" draw:text-style-name="P2" draw:layer="layout" svg:width="3.81cm" svg:height="1.27cm" svg:x="2.27cm" svg:y="4.81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8.62cm" svg:y="4.81cm">
          <text:p text:style-name="P1">?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5.445cm" svg:x2="8.62cm" svg:y2="5.4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5:21:17.105855027</meta:creation-date>
    <dc:date>2022-10-16T15:47:31.341761196</dc:date>
    <meta:editing-duration>PT16M4S</meta:editing-duration>
    <meta:editing-cycles>1</meta:editing-cycles>
    <meta:document-statistic meta:object-count="6"/>
    <meta:generator>LibreOffice/7.3.6.2$Linux_X86_64 LibreOffice_project/30$Build-2</meta:generator>
  </office:meta>
</office:document-meta>
</file>